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key features of an effective homepage include:<text:line-break/><text:line-break/>1. **Logo**: A visible logo at the top of the website that represents the business's branding and identity[1][2][3].<text:line-break/><text:line-break/>2. **Navigation**: Straightforward and intuitive navigation that provides an overview of the content and helps visitors locate specific information[1][2][3].<text:line-break/><text:line-break/>3. **Headline**: A clear and concise headline that communicates the business's purpose and offerings within a few seconds[1][3][4].<text:line-break/><text:line-break/>4. **Call to Action (CTA)**: A prominent CTA that encourages visitors to explore further or take a specific action[1][3][4].<text:line-break/><text:line-break/>5. **Social Proof**: Elements such as testimonials, awards, or examples of work that demonstrate the business's credibility and expertise[4].<text:line-break/><text:line-break/>6. **Photos**: Real photos that showcase the business's authenticity and products or services[4].<text:line-break/><text:line-break/>7. **Text Content**: Clear and concise text that provides a brief overview of the business and its offerings[3][4].<text:line-break/><text:line-break/>8. **Footer**: A footer that includes contact information, social media links, and other relevant details[2][4].<text:line-break/><text:line-break/>These features work together to create a well-designed homepage that effectively communicates the business's value and encourages visitors to engage further.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8T16:14:06.396000000</meta:creation-date>
    <dc:date>2024-06-08T16:17:07.268000000</dc:date>
    <meta:editing-duration>PT3M1S</meta:editing-duration>
    <meta:editing-cycles>1</meta:editing-cycles>
    <meta:document-statistic meta:table-count="0" meta:image-count="0" meta:object-count="0" meta:page-count="1" meta:paragraph-count="1" meta:word-count="168" meta:character-count="1219" meta:non-whitespace-character-count="1042"/>
    <meta:generator>LibreOffice/24.2.2.2$Windows_X86_64 LibreOffice_project/d56cc158d8a96260b836f100ef4b4ef25d6f1a01</meta:generator>
  </office:meta>
</office:document-meta>
</file>